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5-07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4-12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5392" calcext:value-type="float">
            <text:p>94.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2104" calcext:value-type="float">
            <text:p>92.2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8568" calcext:value-type="float">
            <text:p>93.6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2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2344" calcext:value-type="float">
            <text:p>94.1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8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5392" calcext:value-type="float">
            <text:p>94.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8032" calcext:value-type="float">
            <text:p>92.4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5192" calcext:value-type="float">
            <text:p>92.5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0224" calcext:value-type="float">
            <text:p>92.4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5192" calcext:value-type="float">
            <text:p>92.5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0431428571" calcext:value-type="float">
            <text:p>93.0370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82802857143" calcext:value-type="float">
            <text:p>93.1382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1326896552" calcext:value-type="float">
            <text:p>93.1191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75431428571" calcext:value-type="float">
            <text:p>93.2275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74624" calcext:value-type="float">
            <text:p>92.7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0251428571" calcext:value-type="float">
            <text:p>92.5120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99648" calcext:value-type="float">
            <text:p>92.52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47368571429" calcext:value-type="float">
            <text:p>92.6547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4568" calcext:value-type="float">
            <text:p>92.65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9992258065" calcext:value-type="float">
            <text:p>92.7119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4576" calcext:value-type="float">
            <text:p>92.6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28704" calcext:value-type="float">
            <text:p>92.61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13432" calcext:value-type="float">
            <text:p>92.9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32015483871" calcext:value-type="float">
            <text:p>93.163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12785806452" calcext:value-type="float">
            <text:p>93.0912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9928" calcext:value-type="float">
            <text:p>93.13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3907096774" calcext:value-type="float">
            <text:p>92.759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59616" calcext:value-type="float">
            <text:p>92.60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47752258065" calcext:value-type="float">
            <text:p>92.8247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2637142857" calcext:value-type="float">
            <text:p>92.9512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7143225807" calcext:value-type="float">
            <text:p>92.9397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90952258065" calcext:value-type="float">
            <text:p>93.0990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1742857143" calcext:value-type="float">
            <text:p>93.052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53649032258" calcext:value-type="float">
            <text:p>92.995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3024" calcext:value-type="float">
            <text:p>93.40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7292903226" calcext:value-type="float">
            <text:p>93.747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7064516129" calcext:value-type="float">
            <text:p>93.517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30064" calcext:value-type="float">
            <text:p>93.19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2717419355" calcext:value-type="float">
            <text:p>93.405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05988" calcext:value-type="float">
            <text:p>93.03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19638709678" calcext:value-type="float">
            <text:p>93.1419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6751428571" calcext:value-type="float">
            <text:p>93.1406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00192" calcext:value-type="float">
            <text:p>93.27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6276" calcext:value-type="float">
            <text:p>93.23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80366451613" calcext:value-type="float">
            <text:p>93.208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7544" calcext:value-type="float">
            <text:p>93.7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39414193548" calcext:value-type="float">
            <text:p>93.4539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19163870968" calcext:value-type="float">
            <text:p>93.941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46184" calcext:value-type="float">
            <text:p>93.64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00781935484" calcext:value-type="float">
            <text:p>93.270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11064" calcext:value-type="float">
            <text:p>93.23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83721290323" calcext:value-type="float">
            <text:p>93.188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84634285714" calcext:value-type="float">
            <text:p>93.1884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96792258065" calcext:value-type="float">
            <text:p>93.1996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0110967742" calcext:value-type="float">
            <text:p>93.2740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76772" calcext:value-type="float">
            <text:p>93.32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18376" calcext:value-type="float">
            <text:p>93.3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30336" calcext:value-type="float">
            <text:p>93.56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87068387097" calcext:value-type="float">
            <text:p>93.6787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48603870968" calcext:value-type="float">
            <text:p>93.8748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59208" calcext:value-type="float">
            <text:p>93.95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2260645161" calcext:value-type="float">
            <text:p>93.777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64296" calcext:value-type="float">
            <text:p>93.5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13448" calcext:value-type="float">
            <text:p>93.4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3622068966" calcext:value-type="float">
            <text:p>93.41836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38141935484" calcext:value-type="float">
            <text:p>93.443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4252903226" calcext:value-type="float">
            <text:p>93.601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6928" calcext:value-type="float">
            <text:p>93.65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64624516129" calcext:value-type="float">
            <text:p>93.886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66752" calcext:value-type="float">
            <text:p>93.94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23336" calcext:value-type="float">
            <text:p>94.3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08256774193" calcext:value-type="float">
            <text:p>94.2608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47472" calcext:value-type="float">
            <text:p>94.01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36167741936" calcext:value-type="float">
            <text:p>93.953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9808" calcext:value-type="float">
            <text:p>93.9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7956129032" calcext:value-type="float">
            <text:p>93.872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29274285714" calcext:value-type="float">
            <text:p>93.8529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01236129032" calcext:value-type="float">
            <text:p>93.8301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348516129" calcext:value-type="float">
            <text:p>93.8843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66016" calcext:value-type="float">
            <text:p>93.91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98340645161" calcext:value-type="float">
            <text:p>94.069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13362758621" calcext:value-type="float">
            <text:p>94.30133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48941935484" calcext:value-type="float">
            <text:p>94.464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6021935484" calcext:value-type="float">
            <text:p>94.4146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84152" calcext:value-type="float">
            <text:p>93.8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0856774194" calcext:value-type="float">
            <text:p>94.0550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7936" calcext:value-type="float">
            <text:p>94.05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3163870968" calcext:value-type="float">
            <text:p>94.094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36007142857" calcext:value-type="float">
            <text:p>94.12360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67136774194" calcext:value-type="float">
            <text:p>94.1267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9292903226" calcext:value-type="float">
            <text:p>94.204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09216" calcext:value-type="float">
            <text:p>94.19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668" calcext:value-type="float">
            <text:p>94.23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24016" calcext:value-type="float">
            <text:p>94.60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87971612903" calcext:value-type="float">
            <text:p>95.1387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62064516129" calcext:value-type="float">
            <text:p>94.88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46808" calcext:value-type="float">
            <text:p>94.1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5932903226" calcext:value-type="float">
            <text:p>94.183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068" calcext:value-type="float">
            <text:p>94.14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21705806452" calcext:value-type="float">
            <text:p>94.132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2128571429" calcext:value-type="float">
            <text:p>94.1772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43452903226" calcext:value-type="float">
            <text:p>94.104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80394285714" calcext:value-type="float">
            <text:p>94.3680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86986666667" calcext:value-type="float">
            <text:p>94.8286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6195555556" calcext:value-type="float">
            <text:p>94.68961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0646153846" calcext:value-type="float">
            <text:p>95.2980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4177777778" calcext:value-type="float">
            <text:p>95.2624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04595555556" calcext:value-type="float">
            <text:p>95.06045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38196923077" calcext:value-type="float">
            <text:p>94.80381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50377777778" calcext:value-type="float">
            <text:p>94.6350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97363076923" calcext:value-type="float">
            <text:p>94.42973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547" calcext:value-type="float">
            <text:p>95.054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8164" calcext:value-type="float">
            <text:p>95.03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0257" calcext:value-type="float">
            <text:p>95.020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6612" calcext:value-type="float">
            <text:p>96.33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4996" calcext:value-type="float">
            <text:p>97.8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2788" calcext:value-type="float">
            <text:p>96.9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0276" calcext:value-type="float">
            <text:p>98.22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0636" calcext:value-type="float">
            <text:p>97.29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1932" calcext:value-type="float">
            <text:p>96.99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184" calcext:value-type="float">
            <text:p>97.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9028" calcext:value-type="float">
            <text:p>97.37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11716923077" calcext:value-type="float">
            <text:p>98.00117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15" calcext:value-type="float">
            <text:p>99.49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2704" calcext:value-type="float">
            <text:p>98.09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0364" calcext:value-type="float">
            <text:p>97.40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87611428571" calcext:value-type="float">
            <text:p>97.6387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23" calcext:value-type="float">
            <text:p>97.09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44944" calcext:value-type="float">
            <text:p>97.22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76848" calcext:value-type="float">
            <text:p>97.14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5564" calcext:value-type="float">
            <text:p>97.09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1024" calcext:value-type="float">
            <text:p>97.13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70578823529" calcext:value-type="float">
            <text:p>97.887057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39552" calcext:value-type="float">
            <text:p>98.85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9568" calcext:value-type="float">
            <text:p>99.1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53008" calcext:value-type="float">
            <text:p>97.8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6385882353" calcext:value-type="float">
            <text:p>97.490638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446" calcext:value-type="float">
            <text:p>96.6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5732" calcext:value-type="float">
            <text:p>96.91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55568" calcext:value-type="float">
            <text:p>96.88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1264" calcext:value-type="float">
            <text:p>96.9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0972" calcext:value-type="float">
            <text:p>96.93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842" calcext:value-type="float">
            <text:p>97.033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468" calcext:value-type="float">
            <text:p>97.72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54992" calcext:value-type="float">
            <text:p>99.01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65728" calcext:value-type="float">
            <text:p>98.15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60297142857" calcext:value-type="float">
            <text:p>97.5560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35" calcext:value-type="float">
            <text:p>96.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9556" calcext:value-type="float">
            <text:p>96.26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0744" calcext:value-type="float">
            <text:p>97.9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1144" calcext:value-type="float">
            <text:p>97.2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6172" calcext:value-type="float">
            <text:p>96.62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627" calcext:value-type="float">
            <text:p>97.15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7351" calcext:value-type="float">
            <text:p>97.677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0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0" meta:object-count="0"/>
    <meta:user-defined meta:name="AppVersion">3.0</meta:user-defined>
  </office:meta>
</office:document-meta>
</file>